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5000001E706B502BF1BF313C1.png" manifest:media-type="image/png"/>
  <manifest:file-entry manifest:full-path="Pictures/10000000000004A80000009A38F86DBF07984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9</text:span></text:p>
      <text:p text:style-name="P1"/>
      <text:p text:style-name="P1"><draw:frame draw:style-name="fr1" draw:name="Figura1" text:anchor-type="paragraph" svg:width="14.554cm" svg:height="7.331cm" draw:z-index="0"><draw:image xlink:href="Pictures/10000000000003A5000001E706B502BF1BF313C1.png" xlink:type="simple" xlink:show="embed" xlink:actuate="onLoad"/></draw:frame></text:p>
      <text:p text:style-name="P1"><draw:frame draw:style-name="fr2" draw:name="Figura2" text:anchor-type="paragraph" svg:width="17cm" svg:height="2.196cm" draw:z-index="1"><draw:image xlink:href="Pictures/10000000000004A80000009A38F86DBF07984FC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8T08:13:54.769000000</dc:date>
    <meta:editing-duration>PT6H29M6S</meta:editing-duration>
    <meta:editing-cycles>41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8" meta:non-whitespace-character-count="7"/>
  </office:meta>
</office:document-meta>
</file>